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font-weight="bold" officeooo:rsid="000d12ae" officeooo:paragraph-rsid="000d12ae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12ae" officeooo:paragraph-rsid="000d12a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12ae" officeooo:paragraph-rsid="000d12a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ef499" officeooo:paragraph-rsid="000ef4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d12ae" officeooo:paragraph-rsid="000d12ae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ef499" officeooo:paragraph-rsid="000ef499" style:font-size-asian="11.3500003814697pt" style:font-weight-asian="bold" style:font-size-complex="13pt" style:font-weight-complex="bold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0d12ae" style:font-size-asian="11.3500003814697pt" style:font-size-complex="13pt"/>
    </style:style>
    <style:style style:name="T3" style:family="text">
      <style:text-properties officeooo:rsid="000ef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zza mane</text:p>
      <text:p text:style-name="P2"/>
      <text:p text:style-name="P3">1. 1 home</text:p>
      <text:p text:style-name="P3"><text:span text:style-name="T1"><text:tab/>1.11 Navbar</text:span></text:p>
      <text:p text:style-name="P3"><text:span text:style-name="T1"><text:tab/><text:tab/>1.12 Home</text:span></text:p>
      <text:p text:style-name="P3"><text:span text:style-name="T1"><text:tab/><text:tab/>1.13 Restaurants</text:span></text:p>
      <text:p text:style-name="P3"><text:span text:style-name="T1"><text:tab/><text:tab/>1.14 Menu</text:span></text:p>
      <text:p text:style-name="P3"><text:span text:style-name="T1"><text:tab/><text:tab/>1.15 Pictures</text:span></text:p>
      <text:p text:style-name="P3"><text:span text:style-name="T1"><text:tab/>1.21 Image with menu button</text:span></text:p>
      <text:p text:style-name="P4"><text:span text:style-name="T1"><text:tab/><text:tab/>1.22 MENU</text:span></text:p>
      <text:p text:style-name="P3"><text:span text:style-name="T1">1.31 How it works</text:span></text:p>
      <text:p text:style-name="P4"><text:span text:style-name="T1"><text:tab/>1.32 You fill in our survey</text:span></text:p>
      <text:p text:style-name="P4"><text:span text:style-name="T2"><text:tab/>1.</text:span><text:span text:style-name="T1">33 We create a list of possible combinations</text:span></text:p>
      <text:p text:style-name="P4"><text:span text:style-name="T1"><text:tab/>1.34 Enjoy your exclusive pizza day every week for only 10 dollar a day!</text:span></text:p>
      <text:p text:style-name="P4"><text:span text:style-name="T2"/></text:p>
      <text:p text:style-name="P3"><text:span text:style-name="T1"/></text:p>
      <text:p text:style-name="P3">2.1 restaurants</text:p>
      <text:p text:style-name="P5"><text:tab/>2.21 Navbar</text:p>
      <text:p text:style-name="P5"><text:tab/>2.31 <text:s/>restaurants-cards</text:p>
      <text:p text:style-name="P6"><text:tab/><text:tab/>2.32 Brussel</text:p>
      <text:p text:style-name="P6"><text:tab/><text:tab/>2.33 Hasselt</text:p>
      <text:p text:style-name="P6"><text:tab/><text:tab/>2.34 Gent</text:p>
      <text:p text:style-name="P6"/>
      <text:p text:style-name="P5"><text:tab/>2.<text:span text:style-name="T3">71</text:span> menu button</text:p>
      <text:p text:style-name="P5"/>
      <text:p text:style-name="P5"/>
      <text:p text:style-name="P3">3.1 Pictures</text:p>
      <text:p text:style-name="P5">3.21 images</text:p>
      <text:p text:style-name="P5">3.31 pagination switching between pictures</text:p>
      <text:p text:style-name="P5"/>
      <text:p text:style-name="P5"/>
      <text:p text:style-name="P5"/>
      <text:p text:style-name="P3">4.1 Menu</text:p>
      <text:p text:style-name="P3"/>
      <text:p text:style-name="P5">4.2 Menu-list</text:p>
      <text:p text:style-name="P5"/>
      <text:p text:style-name="P5"/>
      <text:p text:style-name="P5"/>
      <text:p text:style-name="P5"/>
      <text:p text:style-name="P3">5.1 Conta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26:35.636346969</meta:creation-date>
    <dc:date>2019-02-11T17:00:38.980926010</dc:date>
    <meta:editing-duration>PT7H10M2S</meta:editing-duration>
    <meta:editing-cycles>1</meta:editing-cycles>
    <meta:document-statistic meta:table-count="0" meta:image-count="0" meta:object-count="0" meta:page-count="1" meta:paragraph-count="26" meta:word-count="84" meta:character-count="495" meta:non-whitespace-character-count="412"/>
    <meta:generator>LibreOffice/6.0.7.3$Linux_X86_64 LibreOffice_project/00m0$Build-3</meta:generator>
  </office:meta>
</office:document-meta>
</file>